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-width="0.275cm" draw:marker-end-width="0.275cm" draw:fill="solid" draw:fill-color="#e6e6ff" draw:textarea-vertical-align="middle" draw:auto-grow-height="false" fo:min-height="0.749cm" fo:min-width="0.499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-width="0.375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-width="0.375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-width="0.375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-width="0.37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8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9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0" style:family="graphic" style:parent-style-name="standard" style:list-style-name="L1">
      <style:graphic-properties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e6e6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58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7" style:family="graphic" style:parent-style-name="standard" style:list-style-name="L1">
      <style:graphic-properties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8" style:family="graphic" style:parent-style-name="standard" style:list-style-name="L1">
      <style:graphic-properties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9" style:family="graphic" style:parent-style-name="standard">
      <style:graphic-properties svg:stroke-width="0.05cm" draw:marker-start-width="0.275cm" draw:marker-end-width="0.275cm" draw:fill-color="#000000" draw:textarea-vertical-align="middle" draw:auto-grow-height="false" fo:min-height="0.749cm" fo:min-width="0.499cm" fo:padding-top="0.15cm" fo:padding-bottom="0.15cm" fo:padding-left="0.275cm" fo:padding-right="0.275cm"/>
    </style:style>
    <style:style style:name="gr20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7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8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9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5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6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7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auto-grow-height="true" draw:auto-grow-width="false" fo:max-height="0cm" fo:min-height="0cm"/>
    </style:style>
    <style:style style:name="gr39" style:family="graphic" style:parent-style-name="standard" style:list-style-name="L1">
      <style:graphic-properties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e6e6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none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none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none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50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51" style:family="graphic" style:parent-style-name="standard" style:list-style-name="L1">
      <style:graphic-properties draw:stroke="solid" draw:stroke-dash="Dash_20_10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52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2pt" fo:letter-spacing="normal" fo:language="fi" fo:country="FI" fo:font-style="normal" fo:text-shadow="none" style:text-underline-style="none" fo:font-weight="normal" style:text-underline-mode="continuous" style:text-line-through-mode="continuous" style:letter-kerning="true" style:font-family-asian="'DejaVu LGC Sans'" style:font-family-generic-asian="system" style:font-pitch-asian="variable" style:font-size-asian="12pt" style:language-asian="zxx" style:country-asian="none" style:font-style-asian="normal" style:font-weight-asian="normal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letter-spacing="normal" fo:language="fi" fo:country="FI" fo:font-style="normal" fo:text-shadow="none" style:text-underline-style="none" fo:font-weight="normal" style:text-underline-mode="continuous" style:text-line-through-mode="continuous" style:letter-kerning="true" style:font-family-asian="'DejaVu LGC Sans'" style:font-family-generic-asian="system" style:font-pitch-asian="variable" style:language-asian="zxx" style:country-asian="none" style:font-style-asian="normal" style:font-weight-asian="normal" style:font-family-complex="Tahoma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letter-spacing="normal" fo:language="fi" fo:country="FI" fo:font-style="normal" fo:text-shadow="none" style:text-underline-style="none" fo:font-weight="normal" style:text-underline-mode="continuous" style:text-line-through-mode="continuous" style:letter-kerning="true" style:font-family-asian="'DejaVu LGC Sans'" style:font-family-generic-asian="system" style:font-pitch-asian="variable" style:language-asian="zxx" style:country-asian="none" style:font-style-asian="normal" style:font-weight-asian="normal" style:font-family-complex="Tahoma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4pt" fo:letter-spacing="normal" fo:language="fi" fo:country="FI" fo:font-style="normal" fo:text-shadow="none" style:text-underline-style="none" fo:font-weight="normal" style:text-underline-mode="continuous" style:text-line-through-mode="continuous" style:letter-kerning="true" style:font-family-asian="'DejaVu LGC Sans'" style:font-family-generic-asian="system" style:font-pitch-asian="variable" style:font-size-asian="14pt" style:language-asian="zxx" style:country-asian="none" style:font-style-asian="normal" style:font-weight-asian="normal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i" fo:country="FI" fo:font-style="normal" fo:text-shadow="none" style:text-underline-style="none" fo:font-weight="normal" style:text-underline-mode="continuous" style:text-line-through-mode="continuous" style:letter-kerning="true" style:font-family-asian="'DejaVu LGC Sans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9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i" fo:country="FI" fo:font-style="normal" fo:text-shadow="none" style:text-underline-style="none" fo:font-weight="normal" style:text-underline-mode="continuous" style:text-line-through-mode="continuous" style:letter-kerning="true" style:font-family-asian="'DejaVu LGC Sans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0" style:family="paragraph">
      <style:paragraph-properties fo:margin-left="0.6cm" fo:margin-right="0cm" fo:text-indent="-0.6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21">
        <office:forms form:automatic-focus="false" form:apply-design-mode="false"/>
        <draw:custom-shape draw:style-name="gr1" draw:text-style-name="P1" draw:id="id28" draw:layer="layout" svg:width="18.5cm" svg:height="18.5cm" svg:x="5.7cm" svg:y="2.9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18" draw:layer="layout" svg:width="2cm" svg:height="2cm" svg:x="11.5cm" svg:y="7.2cm">
          <text:p text:style-name="P2"><text:span text:style-name="T1">wait_tx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22" draw:layer="layout" svg:width="4cm" svg:height="4cm" svg:x="16.7cm" svg:y="15.6cm">
          <text:p text:style-name="P2"><text:span text:style-name="T1">write_trgt_MAC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23" draw:layer="layout" svg:width="4cm" svg:height="4cm" svg:x="11.6cm" svg:y="16.8cm">
          <text:p text:style-name="P2"><text:span text:style-name="T1">write_own_MAC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24" draw:layer="layout" svg:width="4cm" svg:height="4cm" svg:x="6.4cm" svg:y="10.9cm">
          <text:p text:style-name="P2"><text:span text:style-name="T1">write_frame_typ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25" draw:layer="layout" svg:width="3cm" svg:height="3cm" svg:x="10.7cm" svg:y="13.6cm">
          <text:p text:style-name="P2"><text:span text:style-name="T1">count_dat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3" draw:text-style-name="P3" draw:id="id2" draw:layer="layout" svg:width="2.5cm" svg:height="2.5cm" svg:x="2.2cm" svg:y="0.6cm">
            <text:p text:style-name="P3"><text:span text:style-name="T2">write_conf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3" draw:id="id3" draw:layer="layout" svg:width="2.5cm" svg:height="2.5cm" svg:x="4.4cm" svg:y="2.9cm">
            <text:p text:style-name="P3"><text:span text:style-name="T2">read_reply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5" draw:text-style-name="P3" draw:id="id4" draw:layer="layout" svg:width="2.5cm" svg:height="2.5cm" svg:x="1.9cm" svg:y="4.7cm">
            <text:p text:style-name="P3"><text:span text:style-name="T2">wait_busy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4" draw:id="id1" draw:layer="layout" svg:width="1cm" svg:height="1cm" svg:x="0.8cm" svg:y="2.6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7" draw:text-style-name="P4" draw:layer="layout" draw:type="curve" svg:x1="1.299cm" svg:y1="2.6cm" svg:x2="2.2cm" svg:y2="1.849cm" draw:start-shape="id1" draw:start-glue-point="4" draw:end-shape="id2" draw:end-glue-point="6">
            <text:p text:style-name="P7"/>
          </draw:connector>
          <draw:connector draw:style-name="gr8" draw:text-style-name="P4" draw:layer="layout" draw:type="curve" svg:x1="4.7cm" svg:y1="1.849cm" svg:x2="5.649cm" svg:y2="2.9cm" draw:start-shape="id2" draw:start-glue-point="10" draw:end-shape="id3" draw:end-glue-point="4">
            <text:p text:style-name="P7"/>
          </draw:connector>
          <draw:connector draw:style-name="gr9" draw:text-style-name="P4" draw:layer="layout" draw:type="curve" svg:x1="5.649cm" svg:y1="5.4cm" svg:x2="4.4cm" svg:y2="5.949cm" draw:start-shape="id3" draw:start-glue-point="8" draw:end-shape="id4" draw:end-glue-point="10">
            <text:p text:style-name="P7"/>
          </draw:connector>
        </draw:g>
        <draw:g draw:id="id27">
          <draw:custom-shape draw:style-name="gr10" draw:text-style-name="P4" draw:layer="layout" svg:width="4.4cm" svg:height="4.4cm" svg:x="0.3cm" svg:y="10.1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11" draw:text-style-name="P5" draw:layer="layout" svg:width="3.3cm" svg:height="1.008cm" svg:x="0.887cm" svg:y="10.54cm">
            <draw:text-box>
              <text:p text:style-name="P5">get_MAC</text:p>
            </draw:text-box>
          </draw:frame>
          <draw:g>
            <draw:custom-shape draw:style-name="gr12" draw:text-style-name="P3" draw:id="id6" draw:layer="layout" svg:width="0.685cm" svg:height="0.683cm" svg:x="2.13cm" svg:y="11.998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13" draw:text-style-name="P3" draw:id="id7" draw:layer="layout" svg:width="0.684cm" svg:height="0.686cm" svg:x="2.733cm" svg:y="12.626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14" draw:text-style-name="P3" draw:id="id8" draw:layer="layout" svg:width="0.685cm" svg:height="0.686cm" svg:x="2.048cm" svg:y="13.118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15" draw:text-style-name="P4" draw:id="id5" draw:layer="layout" svg:width="0.272cm" svg:height="0.277cm" svg:x="1.748cm" svg:y="12.543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onnector draw:style-name="gr16" draw:text-style-name="P4" draw:layer="layout" draw:type="curve" svg:x1="1.883cm" svg:y1="12.543cm" svg:x2="2.13cm" svg:y2="12.339cm" draw:start-shape="id5" draw:start-glue-point="4" draw:end-shape="id6" draw:end-glue-point="6">
              <text:p text:style-name="P7"/>
            </draw:connector>
            <draw:connector draw:style-name="gr17" draw:text-style-name="P4" draw:layer="layout" draw:type="curve" svg:x1="2.815cm" svg:y1="12.339cm" svg:x2="3.074cm" svg:y2="12.626cm" draw:start-shape="id6" draw:start-glue-point="10" draw:end-shape="id7" draw:end-glue-point="4">
              <text:p text:style-name="P7"/>
            </draw:connector>
            <draw:connector draw:style-name="gr18" draw:text-style-name="P4" draw:layer="layout" draw:type="curve" svg:x1="3.074cm" svg:y1="13.31cm" svg:x2="2.733cm" svg:y2="13.46cm" draw:start-shape="id7" draw:start-glue-point="8" draw:end-shape="id8" draw:end-glue-point="10">
              <text:p text:style-name="P7"/>
            </draw:connector>
          </draw:g>
        </draw:g>
        <draw:custom-shape draw:style-name="gr19" draw:text-style-name="P1" draw:id="id17" draw:layer="layout" svg:width="1cm" svg:height="1cm" svg:x="8.5cm" svg:y="8.2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g draw:id="id21">
          <draw:custom-shape draw:style-name="gr20" draw:text-style-name="P6" draw:layer="layout" svg:width="3.5cm" svg:height="3.5cm" svg:x="20cm" svg:y="12.7cm">
            <text:p text:style-name="P6"><text:span text:style-name="T1">conf_tx_reg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 draw:id="id20">
          <draw:custom-shape draw:style-name="gr21" draw:text-style-name="P6" draw:layer="layout" svg:width="3.5cm" svg:height="3.5cm" svg:x="20cm" svg:y="8.2cm">
            <text:p text:style-name="P6"><text:span text:style-name="T1">conf_len_lo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g>
            <draw:custom-shape draw:style-name="gr22" draw:text-style-name="P3" draw:id="id10" draw:layer="layout" svg:width="0.366cm" svg:height="0.366cm" svg:x="21.652cm" svg:y="10.374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3" draw:text-style-name="P3" draw:id="id11" draw:layer="layout" svg:width="0.368cm" svg:height="0.368cm" svg:x="21.974cm" svg:y="10.71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4" draw:text-style-name="P3" draw:id="id12" draw:layer="layout" svg:width="0.366cm" svg:height="0.368cm" svg:x="21.608cm" svg:y="10.974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5" draw:text-style-name="P4" draw:id="id9" draw:layer="layout" svg:width="0.148cm" svg:height="0.148cm" svg:x="21.446cm" svg:y="10.666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onnector draw:style-name="gr26" draw:text-style-name="P4" draw:layer="layout" draw:type="curve" svg:x1="21.519cm" svg:y1="10.666cm" svg:x2="21.652cm" svg:y2="10.556cm" draw:start-shape="id9" draw:start-glue-point="4" draw:end-shape="id10" draw:end-glue-point="6">
              <text:p text:style-name="P7"/>
            </draw:connector>
            <draw:connector draw:style-name="gr27" draw:text-style-name="P4" draw:layer="layout" draw:type="curve" svg:x1="22.018cm" svg:y1="10.556cm" svg:x2="22.157cm" svg:y2="10.71cm" draw:start-shape="id10" draw:start-glue-point="10" draw:end-shape="id11" draw:end-glue-point="4">
              <text:p text:style-name="P7"/>
            </draw:connector>
            <draw:connector draw:style-name="gr28" draw:text-style-name="P4" draw:layer="layout" draw:type="curve" svg:x1="22.157cm" svg:y1="11.078cm" svg:x2="21.974cm" svg:y2="11.157cm" draw:start-shape="id11" draw:start-glue-point="8" draw:end-shape="id12" draw:end-glue-point="10">
              <text:p text:style-name="P7"/>
            </draw:connector>
          </draw:g>
        </draw:g>
        <draw:g>
          <draw:custom-shape draw:style-name="gr29" draw:text-style-name="P6" draw:id="id19" draw:layer="layout" svg:width="3.5cm" svg:height="3.5cm" svg:x="15.5cm" svg:y="6.7cm">
            <text:p text:style-name="P6"><text:span text:style-name="T1">conf_len_hi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g>
            <draw:custom-shape draw:style-name="gr30" draw:text-style-name="P3" draw:id="id14" draw:layer="layout" svg:width="0.366cm" svg:height="0.366cm" svg:x="17.152cm" svg:y="8.974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31" draw:text-style-name="P3" draw:id="id15" draw:layer="layout" svg:width="0.368cm" svg:height="0.368cm" svg:x="17.474cm" svg:y="9.31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32" draw:text-style-name="P3" draw:id="id16" draw:layer="layout" svg:width="0.366cm" svg:height="0.368cm" svg:x="17.108cm" svg:y="9.574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33" draw:text-style-name="P4" draw:id="id13" draw:layer="layout" svg:width="0.148cm" svg:height="0.148cm" svg:x="16.946cm" svg:y="9.266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onnector draw:style-name="gr34" draw:text-style-name="P4" draw:layer="layout" draw:type="curve" svg:x1="17.019cm" svg:y1="9.266cm" svg:x2="17.152cm" svg:y2="9.156cm" draw:start-shape="id13" draw:start-glue-point="4" draw:end-shape="id14" draw:end-glue-point="6">
              <text:p text:style-name="P7"/>
            </draw:connector>
            <draw:connector draw:style-name="gr35" draw:text-style-name="P4" draw:layer="layout" draw:type="curve" svg:x1="17.518cm" svg:y1="9.156cm" svg:x2="17.657cm" svg:y2="9.31cm" draw:start-shape="id14" draw:start-glue-point="10" draw:end-shape="id15" draw:end-glue-point="4">
              <text:p text:style-name="P7"/>
            </draw:connector>
            <draw:connector draw:style-name="gr36" draw:text-style-name="P4" draw:layer="layout" draw:type="curve" svg:x1="17.657cm" svg:y1="9.678cm" svg:x2="17.474cm" svg:y2="9.757cm" draw:start-shape="id15" draw:start-glue-point="8" draw:end-shape="id16" draw:end-glue-point="10">
              <text:p text:style-name="P7"/>
            </draw:connector>
          </draw:g>
        </draw:g>
        <draw:connector draw:style-name="gr37" draw:text-style-name="P1" draw:layer="layout" draw:type="curve" svg:x1="9.5cm" svg:y1="8.699cm" svg:x2="11.5cm" svg:y2="8.199cm" draw:start-shape="id17" draw:start-glue-point="10" draw:end-shape="id18" draw:end-glue-point="6">
          <text:p text:style-name="P7"/>
        </draw:connector>
        <draw:connector draw:style-name="gr37" draw:text-style-name="P1" draw:layer="layout" draw:type="curve" svg:x1="13.5cm" svg:y1="8.199cm" svg:x2="15.5cm" svg:y2="8.45cm" draw:start-shape="id18" draw:start-glue-point="10" draw:end-shape="id19">
          <text:p text:style-name="P7"/>
        </draw:connector>
        <draw:connector draw:style-name="gr37" draw:text-style-name="P1" draw:layer="layout" draw:type="curve" svg:x1="19cm" svg:y1="8.449cm" svg:x2="20cm" svg:y2="9.95cm" draw:start-shape="id19" draw:start-glue-point="10" draw:end-shape="id20" draw:end-glue-point="3">
          <text:p text:style-name="P7"/>
        </draw:connector>
        <draw:connector draw:style-name="gr37" draw:text-style-name="P1" draw:layer="layout" draw:type="curve" svg:x1="21.75cm" svg:y1="11.7cm" svg:x2="21.75cm" svg:y2="12.7cm" draw:start-shape="id20" draw:start-glue-point="2" draw:end-shape="id21" draw:end-glue-point="0">
          <text:p text:style-name="P7"/>
        </draw:connector>
        <draw:connector draw:style-name="gr37" draw:text-style-name="P1" draw:layer="layout" draw:type="curve" svg:x1="21.75cm" svg:y1="16.2cm" svg:x2="20.698cm" svg:y2="17.599cm" draw:start-shape="id21" draw:start-glue-point="2" draw:end-shape="id22" draw:end-glue-point="10">
          <text:p text:style-name="P7"/>
        </draw:connector>
        <draw:connector draw:style-name="gr37" draw:text-style-name="P1" draw:layer="layout" draw:type="curve" svg:x1="16.7cm" svg:y1="17.599cm" svg:x2="15.598cm" svg:y2="18.799cm" draw:start-shape="id22" draw:start-glue-point="6" draw:end-shape="id23" draw:end-glue-point="10">
          <text:p text:style-name="P7"/>
        </draw:connector>
        <draw:connector draw:style-name="gr37" draw:text-style-name="P1" draw:layer="layout" draw:type="curve" svg:x1="11.6cm" svg:y1="18.799cm" svg:x2="8.399cm" svg:y2="14.898cm" draw:start-shape="id23" draw:start-glue-point="6" draw:end-shape="id24" draw:end-glue-point="8">
          <text:p text:style-name="P7"/>
        </draw:connector>
        <draw:connector draw:style-name="gr37" draw:text-style-name="P1" draw:layer="layout" draw:type="curve" svg:x1="9.814cm" svg:y1="14.314cm" svg:x2="10.7cm" svg:y2="15.099cm" draw:start-shape="id24" draw:start-glue-point="9" draw:end-shape="id25" draw:end-glue-point="6">
          <text:p text:style-name="P7"/>
        </draw:connector>
        <draw:connector draw:style-name="gr37" draw:text-style-name="P1" draw:layer="layout" draw:type="curve" svg:x1="13.7cm" svg:y1="15.099cm" svg:x2="14.849cm" svg:y2="13.5cm" draw:start-shape="id25" draw:start-glue-point="10" draw:end-shape="id26" draw:end-glue-point="8">
          <text:p text:style-name="P7"/>
        </draw:connector>
        <draw:connector draw:style-name="gr37" draw:text-style-name="P1" draw:layer="layout" draw:type="curve" svg:x1="4.7cm" svg:y1="12.3cm" svg:x2="5.7cm" svg:y2="12.148cm" draw:start-shape="id27" draw:start-glue-point="1" draw:end-shape="id28" draw:end-glue-point="6">
          <text:p text:style-name="P7"/>
        </draw:connector>
        <draw:frame draw:style-name="gr38" draw:text-style-name="P7" draw:layer="layout" svg:width="7.5cm" svg:height="0.962cm" svg:x="11.9cm" svg:y="4cm">
          <draw:text-box>
            <text:p text:style-name="P7">Done</text:p>
          </draw:text-box>
        </draw:frame>
        <draw:connector draw:style-name="gr37" draw:text-style-name="P1" draw:layer="layout" draw:type="curve" svg:x1="14.849cm" svg:y1="10cm" svg:x2="13.207cm" svg:y2="8.907cm" draw:start-shape="id26" draw:start-glue-point="4" draw:end-shape="id18" draw:end-glue-point="9">
          <text:p text:style-name="P7"/>
        </draw:connector>
        <draw:g>
          <draw:custom-shape draw:style-name="gr39" draw:text-style-name="P8" draw:layer="layout" svg:width="1cm" svg:height="1cm" svg:x="20.3cm" svg:y="0.1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0" draw:text-style-name="P8" draw:layer="layout" svg:width="1cm" svg:height="1cm" svg:x="20.3cm" svg:y="1.3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1" draw:text-style-name="P8" draw:layer="layout" svg:width="1cm" svg:height="1cm" svg:x="20.3cm" svg:y="2.6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42" draw:text-style-name="P9" draw:layer="layout" svg:width="4cm" svg:height="0.962cm" svg:x="21.3cm" svg:y="0.1cm">
            <draw:text-box>
              <text:p text:style-name="P9">= conf_state</text:p>
            </draw:text-box>
          </draw:frame>
          <draw:frame draw:style-name="gr43" draw:text-style-name="P9" draw:layer="layout" svg:width="4cm" svg:height="0.962cm" svg:x="21.3cm" svg:y="1.3cm">
            <draw:text-box>
              <text:p text:style-name="P9">= init_state</text:p>
            </draw:text-box>
          </draw:frame>
          <draw:frame draw:style-name="gr44" draw:text-style-name="P9" draw:layer="layout" svg:width="4cm" svg:height="0.962cm" svg:x="21.3cm" svg:y="2.6cm">
            <draw:text-box>
              <text:p text:style-name="P9">= tx_state</text:p>
            </draw:text-box>
          </draw:frame>
        </draw:g>
        <draw:custom-shape draw:style-name="gr19" draw:text-style-name="P1" draw:id="id29" draw:layer="layout" svg:width="1cm" svg:height="1cm" svg:x="2cm" svg:y="16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7" draw:text-style-name="P1" draw:layer="layout" draw:type="curve" svg:x1="2.499cm" svg:y1="16cm" svg:x2="2.5cm" svg:y2="14.5cm" draw:start-shape="id29" draw:start-glue-point="4" draw:end-shape="id27" draw:end-glue-point="2">
          <text:p text:style-name="P7"/>
        </draw:connector>
        <draw:g>
          <draw:custom-shape draw:style-name="gr2" draw:text-style-name="P2" draw:id="id26" draw:layer="layout" svg:width="3.5cm" svg:height="3.5cm" svg:x="13.1cm" svg:y="10cm">
            <text:p text:style-name="P2"><text:span text:style-name="T1">send_cmd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g>
            <draw:custom-shape draw:style-name="gr45" draw:text-style-name="P3" draw:id="id31" draw:layer="layout" svg:width="0.366cm" svg:height="0.366cm" svg:x="14.706cm" svg:y="12.3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6" draw:text-style-name="P3" draw:id="id32" draw:layer="layout" svg:width="0.368cm" svg:height="0.368cm" svg:x="15.028cm" svg:y="12.636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7" draw:text-style-name="P3" draw:id="id33" draw:layer="layout" svg:width="0.366cm" svg:height="0.368cm" svg:x="14.662cm" svg:y="12.9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8" draw:text-style-name="P4" draw:id="id30" draw:layer="layout" svg:width="0.148cm" svg:height="0.148cm" svg:x="14.5cm" svg:y="12.592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onnector draw:style-name="gr49" draw:text-style-name="P4" draw:layer="layout" draw:type="curve" svg:x1="14.573cm" svg:y1="12.592cm" svg:x2="14.706cm" svg:y2="12.482cm" draw:start-shape="id30" draw:start-glue-point="4" draw:end-shape="id31" draw:end-glue-point="6">
              <text:p text:style-name="P7"/>
            </draw:connector>
            <draw:connector draw:style-name="gr50" draw:text-style-name="P4" draw:layer="layout" draw:type="curve" svg:x1="15.072cm" svg:y1="12.482cm" svg:x2="15.211cm" svg:y2="12.636cm" draw:start-shape="id31" draw:start-glue-point="10" draw:end-shape="id32" draw:end-glue-point="4">
              <text:p text:style-name="P7"/>
            </draw:connector>
            <draw:connector draw:style-name="gr51" draw:text-style-name="P4" draw:layer="layout" draw:type="curve" svg:x1="15.211cm" svg:y1="13.004cm" svg:x2="15.028cm" svg:y2="13.083cm" draw:start-shape="id32" draw:start-glue-point="8" draw:end-shape="id33" draw:end-glue-point="10">
              <text:p text:style-name="P7"/>
            </draw:connector>
          </draw:g>
        </draw:g>
        <presentation:notes draw:style-name="dp2">
          <draw:page-thumbnail draw:style-name="gr52" draw:layer="layout" svg:width="14.848cm" svg:height="11.135cm" svg:x="3.075cm" svg:y="2.257cm" draw:page-number="1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i" fo:country="FI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>
        <text:list-style style:name="Oletu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outline2" style:family="presentation" style:parent-style-name="Oletu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6cm" fo:page-height="21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ero&gt;</text:page-number></text:p>
        </draw:text-box>
      </draw:frame>
      <draw:page-thumbnail draw:layer="backgroundobjects" svg:width="5.939cm" svg:height="4.91cm" svg:x="2.97cm" svg:y="3.792cm" draw:page-number="1"/>
      <draw:page-thumbnail draw:layer="backgroundobjects" svg:width="5.939cm" svg:height="4.91cm" svg:x="11.88cm" svg:y="3.792cm"/>
      <draw:page-thumbnail draw:layer="backgroundobjects" svg:width="5.939cm" svg:height="4.91cm" svg:x="20.79cm" svg:y="3.792cm"/>
      <draw:page-thumbnail draw:layer="backgroundobjects" svg:width="5.939cm" svg:height="4.91cm" svg:x="2.97cm" svg:y="12.297cm"/>
      <draw:page-thumbnail draw:layer="backgroundobjects" svg:width="5.939cm" svg:height="4.91cm" svg:x="11.88cm" svg:y="12.297cm"/>
      <draw:page-thumbnail draw:layer="backgroundobjects" svg:width="5.939cm" svg:height="4.91cm" svg:x="20.79cm" svg:y="12.297cm"/>
    </style:handout-master>
    <style:master-page style:name="Oletus" style:page-layout-name="PM1" draw:style-name="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ero&gt;</text:page-number></text:p>
        </draw:text-box>
      </draw:frame>
      <presentation:notes style:page-layout-name="PM2">
        <draw:page-thumbnail presentation:style-name="Oletus-title" draw:layer="backgroundobjects" svg:width="14.848cm" svg:height="11.135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Nieminen</meta:initial-creator>
    <meta:creation-date>2009-10-13T12:05:25</meta:creation-date>
    <dc:creator>Jussi Nieminen</dc:creator>
    <dc:date>2009-10-13T14:29:26</dc:date>
    <meta:editing-cycles>11</meta:editing-cycles>
    <meta:editing-duration>PT2H18M11S</meta:editing-duration>
    <meta:user-defined meta:name="Info 1"/>
    <meta:user-defined meta:name="Info 2"/>
    <meta:user-defined meta:name="Info 3"/>
    <meta:user-defined meta:name="Info 4"/>
    <meta:document-statistic meta:object-count="102"/>
  </office:meta>
</office:document-meta>
</file>